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0ea" officeooo:paragraph-rsid="0016e0ea"/>
    </style:style>
    <style:style style:name="P2" style:family="paragraph" style:parent-style-name="Standard">
      <style:text-properties officeooo:rsid="00179c36" officeooo:paragraph-rsid="00179c36"/>
    </style:style>
    <style:style style:name="P3" style:family="paragraph" style:parent-style-name="Standard">
      <style:text-properties officeooo:rsid="00190095" officeooo:paragraph-rsid="00190095"/>
    </style:style>
    <style:style style:name="P4" style:family="paragraph" style:parent-style-name="Standard">
      <style:text-properties officeooo:rsid="0019e098" officeooo:paragraph-rsid="0019e098"/>
    </style:style>
    <style:style style:name="T1" style:family="text">
      <style:text-properties officeooo:rsid="00179c36"/>
    </style:style>
    <style:style style:name="T2" style:family="text">
      <style:text-properties officeooo:rsid="00190095"/>
    </style:style>
    <style:style style:name="T3" style:family="text">
      <style:text-properties officeooo:rsid="0019e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utlier detection progression to diabetes</text:p>
      <text:p text:style-name="Standard"/>
      <text:p text:style-name="P1">1. EDAD. Respecto a esta variable, al analizar siempre la base de datos, me encuentro que hay pacientes por encima de 100 años, y alguno que está por debajo de los 15 años. Yo establecería el límite en 90 por arriba y 20 por debajo. Después de haber pasado consulta, me dí cuenta de que en algunos casos el “personal de la casa” trae a algunos familiares una única vez para que sean valorados, porque la consulta de HTA tiene (o tenía) mucho prestigio entre el personal sanitario de Móstoles, y habitualmente los “muy ancianos” o los “muy adolestecentes” no vuelven a tener revisiones.</text:p>
      <text:p text:style-name="P1"/>
      <text:p text:style-name="P1">2. PESO. El mínimo son 45-50 Kg, y el máximo podría ser 180-200 Kg. Es raro ver en la consulta de riesgo vascular a personas demasiado delgadas que sean hipertensas. La obesidad supermórbida acaba en 200 Kg, porque si pesan más es casi imposible que puedan salir de casa (ni tan siquiera entrar por la puerta de la consulta).</text:p>
      <text:p text:style-name="P1"/>
      <text:p text:style-name="P1">3. La TALLA está bien, me parece que 12-210 es un rango bueno.</text:p>
      <text:p text:style-name="P1"/>
      <text:p text:style-name="P1">4. EL IMC varía entre 20 y 35. Un valor de 18 me lo creo, pero muestra cierto grado de desnutrición. Valores más altos de 50 son outliers claramente. Hay que tener en cuenta que el IMC se calcula mediante la talla y el peso. Si cualquiera de estos dos valores están equivocados (talla menor de 110 cm o peso mayor de 200 Kg), el IMC saldrá muy alterado. En mi base de datos, estos valores aberrantes los conseguí eliminar al borrar cualquier IMC por encima de 70, aunque un valor de 59 me sigue pareciendo un outlier. Al hacer una mediana con la base de datos ya limpia, lo habitual es que fiera aproximadamente IMC=30, que demuestra que se trata de una población obesa o con sobrepeso.</text:p>
      <text:p text:style-name="P1"/>
      <text:p text:style-name="P1">5. La CREATININA está habitualmente entre 0,3 mg/dl, y 3-4 mg/dl. Se considera insuficiencia renal a partir de 1,5 mg/dl, por lo que es plausible que un valor mayor de 2-3 se encuentre en al base de datos. ¿Pacientes con 5 mg/dl? Sí, es posible, no es un valor aberrante, pero sí puede considerarse outlier. Yo pondría un máximo de 4 mg/dl.</text:p>
      <text:p text:style-name="P1"/>
      <text:p text:style-name="P1">6. La CISTATINA se comporta EXACTAMENTE IGUAL que la creatinina, con lo cual me ahorro volver a repetirlo. Pacientes con 12 mg/dl son aberrantes (estarían muertos, vaya)</text:p>
      <text:p text:style-name="P1"/>
      <text:p text:style-name="P1">7. El colesterol HDL varía entre 10 y 200, si bien no es infrecuente hallar pacientes con 300 mg/dl de HDL. Los pacientes con 0-10 de colesterol están mal recogidos.</text:p>
      <text:p text:style-name="P1"/>
      <text:p text:style-name="P1">8. <text:span text:style-name="T1">El colesterol LDL está bien recogido. Lo normal es encontrarlo alrededor de 100, pero hay personas desnutridas que lo tienen alrededor de 20, y personas con hipercolesterolemia familiar que tiene valores de 300 (auténticas bombas de relojería para arteriorclerosis).</text:span></text:p>
      <text:p text:style-name="P1"/>
      <text:p text:style-name="P2">9. <text:span text:style-name="T2">Los TRIGLICERIDOS varían entre 50 y 750. El límite bajo no es menor de 50, aproximadamente.</text:span></text:p>
      <text:p text:style-name="P2"/>
      <text:p text:style-name="P3">10. Tanto para GOT como para GPT, el límite bajo es 20, y el máximo puede ser 200. Tened en cuenta que muchos de estos pacientes tiene esteatosis hepática (con o sin inflamación), pero el valor no supera los 200. Un valor 4-5 veces por encima de lo normal nos indica que están teniendo una hepatitis aguda. Un valor mayor de 200 no es muy creíble.</text:p>
      <text:p text:style-name="P3"/>
      <text:p text:style-name="P3">11. El valor de la GPT máximo normal es 100, pero como muchos de ellos tienen esteatosis, yo pondría el valor máximo en 300. Más elevado significa hepatitis, y no creo que un paciente con hepatitis vaya a la consulta caminando por la puerta.</text:p>
      <text:p text:style-name="P3"><text:soft-page-break/></text:p>
      <text:p text:style-name="P3">12. La albuminuria sí es conguente con esos valores: lo normal es tener 0, o sea, no tener albuminuria, pero cuando se comienza a tener insuficiencia renal, se puede llegar hasta los 3000 mg, es decir, 3 gramos, lo que significa “síndrome nefrótico”. Hace tiempo intenté publicar mi primer artículo de investigación utilizando la albuminuria, y realmente se alcanzan rangos muy altos de hata 3000. Es plausible encontrárselos, es decir, no son valores aberrantes (son compatibles con la vida), aunque valores muy extremos pueden ser outliers.</text:p>
      <text:p text:style-name="P3"/>
      <text:p text:style-name="P3">13. La FERRITINA varía entre 15 por el lado bajo y 2000-3000 por el lado alto. Es tanto un marcador de inflamación crónica como de inflamación aguda, directamente relacionado con el síndrome metabólico.</text:p>
      <text:p text:style-name="P3"/>
      <text:p text:style-name="P3">14. El índice HOMA está bien: hay pacientes que no tienen resistencia insulínica (que es lo que mide el índice HOMA), con lo que los valores están próximos a cero, pero hay pacientes que llegan fácilmente a 50-60, lo que significa que están muy gordos, que tienen una insulinemia muy elevada, y por lo tanto, una alta resistencia insulínica.</text:p>
      <text:p text:style-name="P3"/>
      <text:p text:style-name="P3">15. Siempre hay un nivel basal de INSULINA. Un valor de CERO debe contarse como un NA (un missing data). Valores muy elevados son muy frecuentes. ¿Mayores de 100? Totalmente plausibles. Lo que me preocuparía en este caso no es el límite alto, sino el límite bajo. No hay pacientes con insulina=0, sino que probablemente sean missing values.</text:p>
      <text:p text:style-name="P3"/>
      <text:p text:style-name="P3">16. <text:span text:style-name="T3">Respecto a la GLUCOSA, es frecuente encontrar pacientes con 40-50 en el limite bajo, pero también pacientes con 400 o más de límite alto. Evidentemente, estos pacientes con flucemias tan alta son diabéticos/prediabéticos mal controlados. El mal control de la diabetes/prediabetes es claramente un factor de riesgo para desarrollar complicaciones cardiovasculares a largo plazo.</text:span></text:p>
      <text:p text:style-name="P3"/>
      <text:p text:style-name="P4">17. La HEMOGLOBINA GLICADA o GLUCOSILADA varía entre 2 (límite bajo) y 15 en el limite alto. No es posible encontrar valores mayores de 20%.</text:p>
      <text:p text:style-name="P4"/>
      <text:p text:style-name="P4">18. La PCR de 0 debe considerarse como PCR=3, porque es el límite de la máquina. La máquina de medición provee un resultado de PCR&lt;3, pero el programa que traslada los datos lo interpreta como PCR=0, por no computar bien el signo “&lt;”. La PCR puede estar perfectamente por encima de 200, incluso de 300. No es un dato aberrante (es posible), pero es claramente un outlier. En algún análisis que he hecho, la distribución de la PCR está “left-skewed”, por lo que una transformación logarítmica le viene fenomenal.</text:p>
      <text:p text:style-name="P4"/>
      <text:p text:style-name="P4">19. La VITAMINA D está bien. Hay personas con 0 (déficit claro), y personas a las que les da mucho el sol y tienen más de 80. Encontrar pacientes con valores de 100 no es aberrante. Es lo que deberíamos tener todos (pero ninguno tenemos, inluido yo, que tengo &lt;9).</text:p>
      <text:p text:style-name="P4"/>
      <text:p text:style-name="P4">20. Los valores de TAS y TAD se introducen a mano, y están abiertos a erros humano. Los valores plausibles de TAS son 90-220, y de TAD serían 40-150. El resto de valores deberían <text:s/>obviarse, porque están mal introducidos (repito: error hum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10:57:47.505717472</meta:creation-date>
    <dc:date>2021-03-14T11:35:03.062550459</dc:date>
    <meta:editing-duration>PT11M54S</meta:editing-duration>
    <meta:editing-cycles>2</meta:editing-cycles>
    <meta:generator>LibreOffice/6.1.5.2$Linux_X86_64 LibreOffice_project/10$Build-2</meta:generator>
    <meta:document-statistic meta:table-count="0" meta:image-count="0" meta:object-count="0" meta:page-count="2" meta:paragraph-count="21" meta:word-count="1092" meta:character-count="6288" meta:non-whitespace-character-count="5216"/>
  </office:meta>
</office:document-meta>
</file>